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1B908309DEA5D3E69CF.png" manifest:media-type="image/png"/>
  <manifest:file-entry manifest:full-path="Pictures/100000000000012C0000014B15F36394C1D3E8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0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7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0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0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14cm" fo:min-width="3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5cm" fo:min-width="3.7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3.7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3.7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8cm" fo:min-width="3.75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4cm" fo:min-width="3.7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1cm" fo:min-width="3.7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752cm"/>
      <style:paragraph-properties style:writing-mode="lr-tb"/>
    </style:style>
    <style:style style:name="gr17" style:family="graphic" style:parent-style-name="standard">
      <style:graphic-properties draw:stroke="none" draw:fill="none" fo:min-height="1.336cm"/>
      <style:paragraph-properties style:writing-mode="lr-tb"/>
    </style:style>
    <style:style style:name="gr18" style:family="graphic" style:parent-style-name="standard">
      <style:graphic-properties draw:stroke="none" draw:fill="none" fo:min-height="0.6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5cm" fo:min-width="3.7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cm" fo:min-width="3.7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5cm" fo:min-width="3.75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2.1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2.1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1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1cm" fo:min-width="2.10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3.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65cm" fo:min-width="4.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05cm" fo:min-width="3.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3.3cm"/>
      <style:paragraph-properties style:writing-mode="lr-tb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 fo:min-height="2.65cm" fo:min-width="4.9cm"/>
      <style:paragraph-properties style:writing-mode="lr-tb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 fo:min-height="1.95cm" fo:min-width="2.4cm"/>
      <style:paragraph-properties style:writing-mode="lr-tb"/>
    </style:style>
    <style:style style:name="gr32" style:family="graphic" style:parent-style-name="standard">
      <style:graphic-properties draw:fill="solid" draw:fill-color="#ffffcc" draw:textarea-horizontal-align="justify" draw:textarea-vertical-align="middle" draw:auto-grow-height="false" fo:min-height="1.15cm" fo:min-width="3.6cm"/>
      <style:paragraph-properties style:writing-mode="lr-tb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 fo:min-height="1.45cm" fo:min-width="2.9cm"/>
      <style:paragraph-properties style:writing-mode="lr-tb"/>
    </style:style>
    <style:style style:name="gr34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2.8cm"/>
      <style:paragraph-properties style:writing-mode="lr-tb"/>
    </style:style>
    <style:style style:name="gr35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3.1cm"/>
      <style:paragraph-properties style:writing-mode="lr-tb"/>
    </style:style>
    <style:style style:name="gr36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3.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2.55cm" fo:min-width="2.682cm"/>
    </style:style>
    <style:style style:name="gr39" style:family="graphic" style:parent-style-name="standard">
      <style:graphic-properties draw:textarea-horizontal-align="justify" draw:textarea-vertical-align="middle" draw:auto-grow-height="false" fo:min-height="0.566cm" fo:min-width="27.228cm"/>
    </style:style>
    <style:style style:name="gr40" style:family="graphic" style:parent-style-name="standard">
      <style:graphic-properties draw:textarea-horizontal-align="justify" draw:textarea-vertical-align="middle" draw:auto-grow-height="false" fo:min-height="1.35cm" fo:min-width="0.8cm"/>
    </style:style>
    <style:style style:name="gr41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35cm" fo:min-width="0.2cm"/>
    </style:style>
    <style:style style:name="gr43" style:family="graphic" style:parent-style-name="standard">
      <style:graphic-properties draw:textarea-horizontal-align="justify" draw:textarea-vertical-align="middle" draw:auto-grow-height="false" fo:min-height="0.35cm" fo:min-width="0.2cm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45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min-height="2.25cm" fo:min-width="2.274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min-height="2.25cm" fo:min-width="2.276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>
      <style:graphic-properties draw:stroke="dash" draw:stroke-dash="Ultrafine_20_2_20_Dots_20_3_20_Dashes" svg:stroke-width="0.5cm" svg:stroke-color="#ff0000" draw:marker-start-width="0.95cm" draw:marker-end-width="0.95cm" draw:fill="none" draw:fill-color="#ff6633" draw:textarea-horizontal-align="justify" draw:textarea-vertical-align="middle" draw:auto-grow-height="false" fo:min-height="0.382cm" fo:min-width="0.132cm" fo:padding-top="0.375cm" fo:padding-bottom="0.375cm" fo:padding-left="0.5cm" fo:padding-right="0.5cm"/>
    </style:style>
    <style:style style:name="gr48" style:family="graphic" style:parent-style-name="objectwithoutfill">
      <style:graphic-properties svg:stroke-width="0.2cm" svg:stroke-color="#808080" draw:marker-start="" draw:marker-start-width="0.5cm" draw:marker-end="Line_20_Arrow" draw:marker-end-width="0.5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size-asian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solid" draw:fill-color="#ffffcc"/>
      <style:paragraph-properties fo:text-align="center"/>
      <style:text-properties fo:font-size="40pt" style:font-size-asian="40pt" style:font-size-complex="40pt"/>
    </style:style>
    <style:style style:name="P11" style:family="paragraph">
      <loext:graphic-properties draw:fill="solid" draw:fill-color="#ffffcc"/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solid" draw:fill-color="#ffffcc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solid" draw:fill-color="#ffffcc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6633"/>
      <style:paragraph-properties fo:text-align="center"/>
    </style:style>
    <style:style style:name="T1" style:family="text">
      <style:text-properties style:font-size-asian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0.472cm" svg:x="5.001cm" svg:y="5.1cm">
          <draw:image xlink:href="Pictures/1000020100000320000001B908309DEA5D3E69CF.png" xlink:type="simple" xlink:show="embed" xlink:actuate="onLoad" loext:mime-type="image/png">
            <text:p/>
          </draw:image>
        </draw:frame>
        <draw:frame draw:style-name="gr2" draw:text-style-name="P2" draw:layer="layout" svg:width="4.291cm" svg:height="0.886cm" svg:x="15.909cm" svg:y="12.4cm">
          <draw:text-box>
            <text:p>・マダガスカル</text:p>
          </draw:text-box>
        </draw:frame>
        <draw:frame draw:style-name="gr3" draw:text-style-name="P2" draw:layer="layout" svg:width="4.562cm" svg:height="0.886cm" svg:x="21cm" svg:y="12.514cm">
          <draw:text-box>
            <text:p>・オーストラリア</text:p>
          </draw:text-box>
        </draw:frame>
        <draw:frame draw:style-name="gr4" draw:text-style-name="P2" draw:layer="layout" svg:width="5.214cm" svg:height="0.886cm" svg:x="22.338cm" svg:y="14cm">
          <draw:text-box>
            <text:p>・ニュージーランド</text:p>
          </draw:text-box>
        </draw:frame>
        <draw:frame draw:style-name="gr5" draw:text-style-name="P2" draw:layer="layout" svg:width="2.09cm" svg:height="0.886cm" svg:x="20.686cm" svg:y="9cm">
          <draw:text-box>
            <text:p>・日本</text:p>
          </draw:text-box>
        </draw:frame>
        <draw:frame draw:style-name="gr6" draw:text-style-name="P2" draw:layer="layout" svg:width="4.553cm" svg:height="0.886cm" svg:x="12.11cm" svg:y="5.914cm">
          <draw:text-box>
            <text:p>・グリーンランド</text:p>
          </draw:text-box>
        </draw:frame>
        <draw:frame draw:style-name="gr7" draw:text-style-name="P2" draw:layer="layout" svg:width="2.526cm" svg:height="0.886cm" svg:x="7.9cm" svg:y="7.414cm">
          <draw:text-box>
            <text:p>・カナダ</text:p>
          </draw:text-box>
        </draw:frame>
        <draw:frame draw:style-name="gr8" draw:text-style-name="P2" draw:layer="layout" svg:width="3cm" svg:height="0.886cm" svg:x="6.074cm" svg:y="6.7cm">
          <draw:text-box>
            <text:p>・アラスカ</text:p>
          </draw:text-box>
        </draw:frame>
      </draw:page>
      <draw:page draw:name="page2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9" draw:text-style-name="P2" draw:layer="layout" svg:width="4.252cm" svg:height="15.164cm" svg:x="22.5cm" svg:y="3.4cm">
          <draw:text-box>
            <text:p>北海道地方<text:tab/></text:p>
            <text:p><text:s/>北海道</text:p>
            <text:p/>
            <text:p>東北地方<text:tab/></text:p>
            <text:p><text:s/>青森県</text:p>
            <text:p><text:s/>岩手県</text:p>
            <text:p><text:s/>宮城県</text:p>
            <text:p><text:s/>秋田県</text:p>
            <text:p><text:s/>山形県</text:p>
            <text:p><text:s/>福島県</text:p>
            <text:p/>
            <text:p>関東地方<text:tab/></text:p>
            <text:p><text:s/>茨城県</text:p>
            <text:p><text:s/>栃木県</text:p>
            <text:p><text:s/>群馬県</text:p>
            <text:p><text:s/>埼玉県</text:p>
            <text:p><text:s/>千葉県</text:p>
            <text:p><text:s/>東京都</text:p>
            <text:p><text:s/>神奈川県</text:p>
            <text:p/>
            <text:p>沖縄地方<text:tab/></text:p>
            <text:p><text:s/>沖縄県</text:p>
            <text:p/>
          </draw:text-box>
        </draw:frame>
        <draw:frame draw:style-name="gr10" draw:text-style-name="P2" draw:layer="layout" svg:width="4.252cm" svg:height="10.565cm" svg:x="1.548cm" svg:y="9.089cm">
          <draw:text-box>
            <text:p>中国地方<text:tab/></text:p>
            <text:p><text:s/>鳥取県</text:p>
            <text:p><text:s/>島根県</text:p>
            <text:p><text:s/>岡山県</text:p>
            <text:p><text:s/>広島県</text:p>
            <text:p><text:s/>山口県</text:p>
            <text:p/>
            <text:p>九州地方<text:tab/></text:p>
            <text:p><text:s/>福岡県</text:p>
            <text:p><text:s/>佐賀県</text:p>
            <text:p><text:s/>長崎県</text:p>
            <text:p><text:s/>熊本県</text:p>
            <text:p><text:s/>大分県</text:p>
            <text:p><text:s/>宮崎県</text:p>
            <text:p><text:s/>鹿児島県</text:p>
            <text:p/>
          </draw:text-box>
        </draw:frame>
        <draw:frame draw:style-name="gr11" draw:text-style-name="P2" draw:layer="layout" svg:width="4.252cm" svg:height="6.601cm" svg:x="12.348cm" svg:y="1.4cm">
          <draw:text-box>
            <text:p>中部地方<text:tab/></text:p>
            <text:p><text:s/>新潟県</text:p>
            <text:p><text:s/>富山県</text:p>
            <text:p><text:s/>石川県</text:p>
            <text:p><text:s/>福井県</text:p>
            <text:p><text:s/>山梨県</text:p>
            <text:p><text:s/>長野県</text:p>
            <text:p><text:s/>岐阜県</text:p>
            <text:p><text:s/>静岡県</text:p>
            <text:p><text:s/>愛知県</text:p>
          </draw:text-box>
        </draw:frame>
        <draw:frame draw:style-name="gr12" draw:text-style-name="P2" draw:layer="layout" svg:width="4.252cm" svg:height="5.331cm" svg:x="7.6cm" svg:y="4.369cm">
          <draw:text-box>
            <text:p>近畿地方<text:tab/></text:p>
            <text:p><text:s/>三重県</text:p>
            <text:p><text:s/>滋賀県</text:p>
            <text:p><text:s/>京都府</text:p>
            <text:p><text:s/>大阪府</text:p>
            <text:p><text:s/>兵庫県</text:p>
            <text:p><text:s/>奈良県</text:p>
            <text:p><text:s/>和歌山県</text:p>
          </draw:text-box>
        </draw:frame>
        <draw:frame draw:style-name="gr13" draw:text-style-name="P2" draw:layer="layout" svg:width="4.252cm" svg:height="4.138cm" svg:x="11.348cm" svg:y="15.5cm">
          <draw:text-box>
            <text:p>四国地方<text:tab/></text:p>
            <text:p><text:s/>徳島県</text:p>
            <text:p><text:s/>香川県</text:p>
            <text:p><text:s/>愛媛県</text:p>
            <text:p><text:s/>高知県</text:p>
            <text:p/>
          </draw:text-box>
        </draw:frame>
      </draw:page>
      <draw:page draw:name="page3" draw:style-name="dp1" draw:master-page-name="標準">
        <draw:frame draw:style-name="gr1" draw:text-style-name="P1" draw:layer="layout" svg:width="16.7cm" svg:height="18.426cm" svg:x="6.4cm" svg:y="1.2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14" draw:text-style-name="P2" draw:layer="layout" svg:width="4.252cm" svg:height="6.564cm" svg:x="20.648cm" svg:y="11.4cm">
          <draw:text-box>
            <text:p><text:s/>神奈川県</text:p>
            <text:p/>
            <text:p/>
          </draw:text-box>
        </draw:frame>
        <draw:frame draw:style-name="gr15" draw:text-style-name="P2" draw:layer="layout" svg:width="4.252cm" svg:height="3.311cm" svg:x="2.148cm" svg:y="15.489cm">
          <draw:text-box>
            <text:p/>
            <text:p><text:s/>鹿児島県</text:p>
            <text:p/>
          </draw:text-box>
        </draw:frame>
        <draw:frame draw:style-name="gr11" draw:text-style-name="P2" draw:layer="layout" svg:width="4.252cm" svg:height="6.601cm" svg:x="12.548cm" svg:y="6.6cm">
          <draw:text-box>
            <text:p><text:s/>岐阜県</text:p>
            <text:p><text:s text:c="2"/></text:p>
            <text:p/>
          </draw:text-box>
        </draw:frame>
        <draw:frame draw:style-name="gr16" draw:text-style-name="P2" draw:layer="layout" svg:width="4.252cm" svg:height="0.886cm" svg:x="11.8cm" svg:y="16.5cm">
          <draw:text-box>
            <text:p><text:s/>和歌山県</text:p>
          </draw:text-box>
        </draw:frame>
        <draw:frame draw:style-name="gr17" draw:text-style-name="P3" draw:layer="layout" svg:width="2.602cm" svg:height="1.586cm" svg:x="19.9cm" svg:y="15.414cm">
          <draw:text-box>
            <text:p><text:s/>静岡県</text:p>
            <text:p/>
          </draw:text-box>
        </draw:frame>
        <draw:frame draw:style-name="gr18" draw:text-style-name="P3" draw:layer="layout" svg:width="2.407cm" svg:height="0.886cm" svg:x="8cm" svg:y="10.7cm">
          <draw:text-box>
            <text:p>愛知県</text:p>
          </draw:text-box>
        </draw:frame>
      </draw:page>
      <draw:page draw:name="page4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9" draw:text-style-name="P2" draw:layer="layout" svg:width="4.252cm" svg:height="15.164cm" svg:x="22.5cm" svg:y="3.4cm">
          <draw:text-box>
            <text:p><text:tab/></text:p>
            <text:p><text:s/></text:p>
            <text:p/>
            <text:p/>
            <text:p/>
            <text:p><text:s/>岩手県</text:p>
            <text:p><text:s/></text:p>
            <text:p/>
            <text:p/>
            <text:p/>
            <text:p/>
            <text:p/>
            <text:p><text:s/>栃木県</text:p>
            <text:p/>
            <text:p/>
            <text:p/>
            <text:p><text:tab/></text:p>
            <text:p><text:s/></text:p>
          </draw:text-box>
        </draw:frame>
        <draw:frame draw:style-name="gr10" draw:text-style-name="P2" draw:layer="layout" svg:width="4.252cm" svg:height="10.565cm" svg:x="1.548cm" svg:y="9.089cm">
          <draw:text-box>
            <text:p/>
            <text:p><text:s/>島根県</text:p>
            <text:p/>
            <text:p/>
            <text:p/>
            <text:p><text:s/>佐賀県</text:p>
            <text:p><text:s/></text:p>
          </draw:text-box>
        </draw:frame>
        <draw:frame draw:style-name="gr11" draw:text-style-name="P2" draw:layer="layout" svg:width="4.252cm" svg:height="6.601cm" svg:x="12.348cm" svg:y="1.4cm">
          <draw:text-box>
            <text:p><text:s/>富山県</text:p>
            <text:p/>
          </draw:text-box>
        </draw:frame>
        <draw:frame draw:style-name="gr12" draw:text-style-name="P2" draw:layer="layout" svg:width="4.252cm" svg:height="5.331cm" svg:x="7.6cm" svg:y="4.369cm">
          <draw:text-box>
            <text:p><text:s/>滋賀県</text:p>
            <text:p/>
          </draw:text-box>
        </draw:frame>
        <draw:frame draw:style-name="gr13" draw:text-style-name="P2" draw:layer="layout" svg:width="4.252cm" svg:height="4.138cm" svg:x="11.6cm" svg:y="15.662cm">
          <draw:text-box>
            <text:p><text:s/>香川県</text:p>
            <text:p/>
          </draw:text-box>
        </draw:frame>
      </draw:page>
      <draw:page draw:name="page5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9" draw:text-style-name="P2" draw:layer="layout" svg:width="4.252cm" svg:height="15.164cm" svg:x="22.5cm" svg:y="3.4cm">
          <draw:text-box>
            <text:p><text:s/>宮城県</text:p>
            <text:p/>
            <text:p/>
            <text:p/>
            <text:p/>
            <text:p/>
            <text:p><text:s/>群馬県</text:p>
            <text:p/>
          </draw:text-box>
        </draw:frame>
        <draw:frame draw:style-name="gr10" draw:text-style-name="P2" draw:layer="layout" svg:width="4.252cm" svg:height="10.565cm" svg:x="1.548cm" svg:y="9.089cm">
          <draw:text-box>
            <text:p><text:s/>岡山県</text:p>
            <text:p/>
            <text:p/>
            <text:p/>
            <text:p/>
            <text:p><text:s/>長崎県</text:p>
            <text:p/>
          </draw:text-box>
        </draw:frame>
        <draw:frame draw:style-name="gr11" draw:text-style-name="P2" draw:layer="layout" svg:width="4.252cm" svg:height="6.601cm" svg:x="12.348cm" svg:y="1.4cm">
          <draw:text-box>
            <text:p><text:s/>石川県</text:p>
            <text:p/>
          </draw:text-box>
        </draw:frame>
        <draw:frame draw:style-name="gr12" draw:text-style-name="P2" draw:layer="layout" svg:width="4.252cm" svg:height="5.331cm" svg:x="7.9cm" svg:y="6.169cm">
          <draw:text-box>
            <text:p><text:s/>京都府</text:p>
            <text:p/>
          </draw:text-box>
        </draw:frame>
        <draw:frame draw:style-name="gr13" draw:text-style-name="P2" draw:layer="layout" svg:width="4.252cm" svg:height="4.138cm" svg:x="11.348cm" svg:y="15.5cm">
          <draw:text-box>
            <text:p><text:s/>愛媛県</text:p>
            <text:p/>
          </draw:text-box>
        </draw:frame>
      </draw:page>
      <draw:page draw:name="page6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9" draw:text-style-name="P2" draw:layer="layout" svg:width="4.252cm" svg:height="15.164cm" svg:x="22.5cm" svg:y="3.4cm">
          <draw:text-box>
            <text:p><text:s/>秋田県</text:p>
            <text:p/>
            <text:p/>
            <text:p/>
            <text:p/>
            <text:p/>
            <text:p><text:s/>埼玉県</text:p>
            <text:p/>
          </draw:text-box>
        </draw:frame>
        <draw:frame draw:style-name="gr10" draw:text-style-name="P2" draw:layer="layout" svg:width="4.252cm" svg:height="10.565cm" svg:x="1.548cm" svg:y="9.089cm">
          <draw:text-box>
            <text:p><text:s/>広島県</text:p>
            <text:p/>
            <text:p/>
            <text:p/>
            <text:p/>
            <text:p/>
            <text:p/>
            <text:p><text:s/>熊本県</text:p>
            <text:p/>
          </draw:text-box>
        </draw:frame>
        <draw:frame draw:style-name="gr11" draw:text-style-name="P2" draw:layer="layout" svg:width="4.252cm" svg:height="6.601cm" svg:x="12.348cm" svg:y="1.4cm">
          <draw:text-box>
            <text:p/>
            <text:p/>
            <text:p/>
            <text:p><text:s/>福井県</text:p>
            <text:p/>
          </draw:text-box>
        </draw:frame>
        <draw:frame draw:style-name="gr12" draw:text-style-name="P2" draw:layer="layout" svg:width="4.252cm" svg:height="5.331cm" svg:x="7.6cm" svg:y="4.369cm">
          <draw:text-box>
            <text:p/>
            <text:p/>
            <text:p/>
            <text:p><text:s/>大阪府</text:p>
            <text:p/>
          </draw:text-box>
        </draw:frame>
        <draw:frame draw:style-name="gr13" draw:text-style-name="P2" draw:layer="layout" svg:width="4.252cm" svg:height="4.138cm" svg:x="11.348cm" svg:y="15.5cm">
          <draw:text-box>
            <text:p/>
            <text:p><text:s/>高知県</text:p>
            <text:p/>
          </draw:text-box>
        </draw:frame>
      </draw:page>
      <draw:page draw:name="page7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19" draw:text-style-name="P2" draw:layer="layout" svg:width="4.252cm" svg:height="6.9cm" svg:x="19.748cm" svg:y="9.4cm">
          <draw:text-box>
            <text:p><text:s/>山形県</text:p>
            <text:p/>
            <text:p/>
            <text:p/>
            <text:p/>
            <text:p/>
            <text:p/>
            <text:p><text:s/>千葉県</text:p>
            <text:p/>
          </draw:text-box>
        </draw:frame>
        <draw:frame draw:style-name="gr10" draw:text-style-name="P2" draw:layer="layout" svg:width="4.252cm" svg:height="10.565cm" svg:x="1.548cm" svg:y="9.089cm">
          <draw:text-box>
            <text:p><text:s/>山口県</text:p>
            <text:p/>
            <text:p/>
            <text:p/>
            <text:p/>
            <text:p/>
            <text:p/>
            <text:p/>
            <text:p><text:s/>大分県</text:p>
            <text:p/>
          </draw:text-box>
        </draw:frame>
        <draw:frame draw:style-name="gr20" draw:text-style-name="P2" draw:layer="layout" svg:width="4.252cm" svg:height="4.7cm" svg:x="12.348cm" svg:y="3.4cm">
          <draw:text-box>
            <text:p><text:s/>山梨県</text:p>
            <text:p/>
          </draw:text-box>
        </draw:frame>
        <draw:frame draw:style-name="gr12" draw:text-style-name="P2" draw:layer="layout" svg:width="4.252cm" svg:height="5.331cm" svg:x="7.6cm" svg:y="4.369cm">
          <draw:text-box>
            <text:p><text:s/>兵庫県</text:p>
            <text:p/>
          </draw:text-box>
        </draw:frame>
        <draw:frame draw:style-name="gr13" draw:text-style-name="P2" draw:layer="layout" svg:width="4.252cm" svg:height="4.138cm" svg:x="22.9cm" svg:y="12.062cm">
          <draw:text-box>
            <text:p>北海道</text:p>
          </draw:text-box>
        </draw:frame>
      </draw:page>
      <draw:page draw:name="page8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9" draw:text-style-name="P2" draw:layer="layout" svg:width="4.252cm" svg:height="15.164cm" svg:x="21cm" svg:y="4.6cm">
          <draw:text-box>
            <text:p><text:s/>福島県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東京都</text:p>
            <text:p/>
          </draw:text-box>
        </draw:frame>
        <draw:frame draw:style-name="gr21" draw:text-style-name="P2" draw:layer="layout" svg:width="4.252cm" svg:height="2.465cm" svg:x="1.7cm" svg:y="14.5cm">
          <draw:text-box>
            <text:p><text:s/>宮崎県</text:p>
            <text:p/>
          </draw:text-box>
        </draw:frame>
        <draw:frame draw:style-name="gr11" draw:text-style-name="P2" draw:layer="layout" svg:width="4.252cm" svg:height="6.601cm" svg:x="12cm" svg:y="6.3cm">
          <draw:text-box>
            <text:p><text:s/>長野県</text:p>
            <text:p/>
          </draw:text-box>
        </draw:frame>
        <draw:frame draw:style-name="gr12" draw:text-style-name="P2" draw:layer="layout" svg:width="4.252cm" svg:height="5.331cm" svg:x="7.7cm" svg:y="8cm">
          <draw:text-box>
            <text:p><text:s/>奈良県</text:p>
            <text:p/>
            <text:p/>
          </draw:text-box>
        </draw:frame>
        <draw:frame draw:style-name="gr13" draw:text-style-name="P2" draw:layer="layout" svg:width="4.252cm" svg:height="4.138cm" svg:x="11.348cm" svg:y="15.5cm">
          <draw:text-box>
            <text:p><text:tab/></text:p>
            <text:p><text:s/>沖縄県</text:p>
          </draw:text-box>
        </draw:frame>
      </draw:page>
      <draw:page draw:name="page9" draw:style-name="dp1" draw:master-page-name="標準">
        <draw:frame draw:style-name="gr1" draw:text-style-name="P1" draw:layer="layout" svg:width="16.7cm" svg:height="18.426cm" svg:x="6.4cm" svg:y="0.574cm">
          <draw:image xlink:href="Pictures/100000000000012C0000014B15F36394C1D3E86B.png" xlink:type="simple" xlink:show="embed" xlink:actuate="onLoad" loext:mime-type="image/png">
            <text:p/>
          </draw:image>
        </draw:frame>
        <draw:frame draw:style-name="gr22" draw:text-style-name="P4" draw:layer="layout" svg:width="2.602cm" svg:height="10.411cm" svg:x="22.5cm" svg:y="3.4cm">
          <draw:text-box>
            <text:p><text:span text:style-name="T1"><text:tab/></text:span></text:p>
            <text:p><text:span text:style-name="T1"><text:s/></text:span><text:span text:style-name="T1">青森県</text:span></text:p>
            <text:p><text:span text:style-name="T1"/></text:p>
            <text:p><text:span text:style-name="T1"/></text:p>
            <text:p><text:span text:style-name="T1"><text:tab/></text:span></text:p>
            <text:p><text:span text:style-name="T1"><text:s/>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茨城県</text:span></text:p>
            <text:p><text:span text:style-name="T1"><text:s/></text:span></text:p>
            <text:p><text:span text:style-name="T1"/></text:p>
          </draw:text-box>
        </draw:frame>
        <draw:frame draw:style-name="gr23" draw:text-style-name="P4" draw:layer="layout" svg:width="2.602cm" svg:height="7.871cm" svg:x="1.548cm" svg:y="9.089cm">
          <draw:text-box>
            <text:p><text:span text:style-name="T1"><text:tab/></text:span></text:p>
            <text:p><text:span text:style-name="T1"><text:s/></text:span><text:span text:style-name="T1">鳥取県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tab/></text:span></text:p>
            <text:p><text:span text:style-name="T1"><text:s/></text:span><text:span text:style-name="T1">福岡県</text:span></text:p>
            <text:p><text:span text:style-name="T1"><text:s/></text:span></text:p>
          </draw:text-box>
        </draw:frame>
        <draw:frame draw:style-name="gr24" draw:text-style-name="P4" draw:layer="layout" svg:width="2.602cm" svg:height="2.156cm" svg:x="12.348cm" svg:y="1.4cm">
          <draw:text-box>
            <text:p><text:span text:style-name="T1"><text:tab/></text:span></text:p>
            <text:p><text:span text:style-name="T1"><text:s/></text:span><text:span text:style-name="T1">新潟県</text:span></text:p>
            <text:p><text:span text:style-name="T1"><text:s/></text:span></text:p>
          </draw:text-box>
        </draw:frame>
        <draw:frame draw:style-name="gr24" draw:text-style-name="P4" draw:layer="layout" svg:width="2.602cm" svg:height="2.156cm" svg:x="7.6cm" svg:y="4.369cm">
          <draw:text-box>
            <text:p><text:span text:style-name="T1"><text:tab/></text:span></text:p>
            <text:p><text:span text:style-name="T1"><text:s/></text:span><text:span text:style-name="T1">三重県</text:span></text:p>
            <text:p><text:span text:style-name="T1"><text:s/></text:span></text:p>
          </draw:text-box>
        </draw:frame>
        <draw:frame draw:style-name="gr25" draw:text-style-name="P4" draw:layer="layout" svg:width="2.602cm" svg:height="3.561cm" svg:x="11.348cm" svg:y="15.5cm">
          <draw:text-box>
            <text:p><text:span text:style-name="T1"><text:s/></text:span><text:span text:style-name="T1">徳島県</text:span></text:p>
            <text:p><text:span text:style-name="T1"><text:s/></text:span></text:p>
            <text:p><text:span text:style-name="T1"/></text:p>
          </draw:text-box>
        </draw:frame>
      </draw:page>
      <draw:page draw:name="page10" draw:style-name="dp1" draw:master-page-name="標準">
        <draw:custom-shape draw:style-name="gr26" draw:text-style-name="P6" draw:layer="layout" svg:width="4.1cm" svg:height="2cm" svg:x="1.8cm" svg:y="2cm">
          <text:p text:style-name="P5"><text:span text:style-name="T2">しろくま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4cm" svg:height="2.9cm" svg:x="7.4cm" svg:y="16.1cm">
          <text:p text:style-name="P5"><text:span text:style-name="T3">くじら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4cm" svg:height="2.9cm" svg:x="2.2cm" svg:y="8.7cm">
          <text:p text:style-name="P5"><text:span text:style-name="T4">ガラパゴス</text:span></text:p>
          <text:p text:style-name="P5"><text:span text:style-name="T4">オオガメ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4cm" svg:height="2.9cm" svg:x="1.7cm" svg:y="15.1cm">
          <text:p text:style-name="P5"><text:span text:style-name="T5">カンガルー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4cm" svg:height="2.9cm" svg:x="2cm" svg:y="11.9cm">
          <text:p text:style-name="P5"><text:span text:style-name="T3">日本ザル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7cm" svg:height="2.3cm" svg:x="1.6cm" svg:y="6cm">
          <text:p text:style-name="P5"><text:span text:style-name="T3">まりも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4cm" svg:height="2.9cm" svg:x="12.9cm" svg:y="1.3cm">
          <text:p text:style-name="P5"><text:span text:style-name="T3">キウィー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8cm" svg:height="2cm" svg:x="8.6cm" svg:y="2.2cm">
          <text:p text:style-name="P5"><text:span text:style-name="T2">ペンギン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5.4cm" svg:height="2.9cm" svg:x="22.8cm" svg:y="16.8cm">
          <text:p text:style-name="P5"><text:span text:style-name="T3">阿寒湖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.9cm" svg:height="2.2cm" svg:x="23.5cm" svg:y="10.8cm">
          <text:p text:style-name="P5"><text:span text:style-name="T2">日本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4.1cm" svg:height="1.4cm" svg:x="24.2cm" svg:y="14.6cm">
          <text:p text:style-name="P5"><text:span text:style-name="T6">ガラパゴス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5.4cm" svg:height="2.9cm" svg:x="16.8cm" svg:y="16.7cm">
          <text:p text:style-name="P5"><text:span text:style-name="T7">ニュージーランド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3.4cm" svg:height="1.7cm" svg:x="13.5cm" svg:y="6.7cm">
          <text:p text:style-name="P5"><text:span text:style-name="T3">北極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3.3cm" svg:height="2cm" svg:x="13.2cm" svg:y="16.9cm">
          <text:p text:style-name="P5"><text:span text:style-name="T3">深海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5.4cm" svg:height="2.9cm" svg:x="21.4cm" svg:y="7.2cm">
          <text:p text:style-name="P5"><text:span text:style-name="T6">オーストラリア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3.6cm" svg:height="2cm" svg:x="22cm" svg:y="4.9cm">
          <text:p text:style-name="P5"><text:span text:style-name="T3">海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3.7cm" svg:height="2cm" svg:x="12cm" svg:y="13.2cm">
          <text:p text:style-name="P5"><text:span text:style-name="T3">南極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5.4cm" svg:height="2.9cm" svg:x="20.6cm" svg:y="1.4cm">
          <text:p text:style-name="P5"><text:span text:style-name="T2">シーラカンス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標準">
        <draw:polygon draw:style-name="gr37" draw:text-style-name="P5" draw:layer="layout" svg:width="5.499cm" svg:height="8.799cm" svg:x="23.2cm" svg:y="8cm" svg:viewBox="0 0 5500 8800" draw:points="1800,8800 1300,3900 0,2700 1300,0 5500,2100 5200,5452 3900,5800 3023,8174">
          <text:p/>
        </draw:polygon>
        <draw:polygon draw:style-name="gr37" draw:text-style-name="P5" draw:layer="layout" svg:width="8.699cm" svg:height="6.499cm" svg:x="19.4cm" svg:y="1.6cm" svg:viewBox="0 0 8700 6500" draw:points="2087,6000 2087,2553 900,2000 0,2553 500,1300 0,194 2600,0 5500,900 5300,1700 6700,2800 7300,1600 8700,2800 8100,4100 7300,4700 7100,5300 6300,4300 4100,5100 5200,6500 2400,4600">
          <text:p/>
        </draw:polygon>
        <draw:polygon draw:style-name="gr37" draw:text-style-name="P5" draw:layer="layout" svg:width="7.099cm" svg:height="8.099cm" svg:x="2.7cm" svg:y="6.7cm" svg:viewBox="0 0 7100 8100" draw:points="3500,7200 2386,4485 300,4485 0,2400 1400,100 3100,200 4700,600 5100,0 7100,1300 6400,3600 4700,1600 6378,4485 7100,3400 5200,8100">
          <text:p/>
        </draw:polygon>
        <draw:custom-shape draw:style-name="gr38" draw:text-style-name="P5" draw:layer="layout" svg:width="3.182cm" svg:height="2.8cm" svg:x="13.5cm" svg:y="12.2cm">
          <text:p/>
          <draw:enhanced-geometry svg:viewBox="0 0 21600 21600" draw:type="rectangle" draw:enhanced-path="M 0 0 L 21600 0 21600 21600 0 21600 0 0 Z N"/>
        </draw:custom-shape>
        <draw:path draw:style-name="gr37" draw:text-style-name="P5" draw:layer="layout" svg:width="15.899cm" svg:height="8.699cm" svg:x="2.8cm" svg:y="1.3cm" svg:viewBox="0 0 15900 8700" svg:d="M1305 5200l-305-600 2259-2904h-841l-51 580h-758l291-1476 800-600 559 589 441 511 5400-1300 3332 698h2273l1195 802-1400 2000 205-1259-2205 259-600 700 900 300-800 1000 500 1200-1300 1300-1376-496-324 1096-900 1100-1049-2196-3551-1604-400 400-1100-800zM0 4700v-1633h505v1633z">
          <text:p/>
        </draw:path>
        <draw:path draw:style-name="gr37" draw:text-style-name="P5" draw:layer="layout" svg:width="1.646cm" svg:height="1.999cm" svg:x="14.8cm" svg:y="6.2cm" svg:viewBox="0 0 1647 2000" svg:d="M1117 529v-529h530v529zM1117 647h353v706 117 118 59 235h-235v-235h-882v-294h764zM0 2000v-471h176v471zM412 2000v-236h353v236z">
          <text:p/>
        </draw:path>
        <draw:custom-shape draw:style-name="gr39" draw:text-style-name="P5" draw:layer="layout" svg:width="27.728cm" svg:height="0.816cm" svg:x="1cm" svg:y="19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.3cm" svg:height="1.6cm" svg:x="1.6cm" svg:y="1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7cm" svg:x="26.4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7cm" svg:height="1.6cm" svg:x="17.4cm" svg:y="13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7cm" svg:height="0.6cm" svg:x="17.4cm" svg:y="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6cm" svg:height="1cm" svg:x="15.2cm" svg:y="10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7cm" svg:height="0.6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7cm" svg:height="0.6cm" svg:x="13.2cm" svg:y="10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7cm" svg:height="0.6cm" svg:x="0.9cm" svg:y="3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7cm" svg:height="0.6cm" svg:x="1.7cm" svg:y="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7cm" svg:height="0.6cm" svg:x="9.3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7.272cm" svg:y="16.1cm">
          <text:p text:style-name="P5">みなみ</text:p>
          <text:p text:style-name="P5">アメリカ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1cm" svg:y="16.1cm">
          <text:p text:style-name="P5">アフリカ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4.136cm" svg:y="16.1cm">
          <text:p text:style-name="P5">きた</text:p>
          <text:p text:style-name="P5">アメリカ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25.826cm" svg:y="16.1cm">
          <text:p text:style-name="P5">ヨーロッパ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22.69cm" svg:y="16.1cm">
          <text:p text:style-name="P5">なんきょく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draw:layer="layout" svg:width="2.874cm" svg:height="2.6cm" svg:x="19.554cm" svg:y="16.1cm">
          <text:p text:style-name="P5">アジア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16.483cm" svg:y="16.1cm">
          <text:p text:style-name="P5">イギリス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2.876cm" svg:height="2.6cm" svg:x="13.412cm" svg:y="16.1cm">
          <text:p text:style-name="P5">にほん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2.874cm" svg:height="2.6cm" svg:x="10.343cm" svg:y="16.1cm">
          <text:p text:style-name="P5">オースト</text:p>
          <text:p text:style-name="P5">ラリア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1.6cm" svg:height="1.6cm" svg:x="16.1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1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25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2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4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15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11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6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6cm" svg:height="1.6cm" svg:x="2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7.582cm" svg:height="2.524cm" draw:transform="rotate (1.3550736312484) translate (11.7338261897526cm 15.4595811871896cm)" svg:viewBox="0 0 7583 2525" svg:d="M0 2525c2355-4202 6764-2302 7583-434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4-09-20T08:50:11.39</meta:creation-date>
    <meta:generator>LibreOffice/6.3.4.2$Windows_X86_64 LibreOffice_project/60da17e045e08f1793c57c00ba83cdfce946d0aa</meta:generator>
    <dc:date>2020-03-01T23:56:19.475000000</dc:date>
    <meta:print-date>2014-09-23T07:32:53.72</meta:print-date>
    <meta:editing-duration>P2DT16H23M47S</meta:editing-duration>
    <meta:editing-cycles>3</meta:editing-cycles>
    <meta:document-statistic meta:object-count="111"/>
  </office:meta>
</office:document-meta>
</file>